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Courier New" style:font-name-complex="Courier New"/>
    </style:style>
    <style:style style:name="T3" style:parent-style-name="DefaultParagraphFont" style:family="text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name="T65" style:parent-style-name="DefaultParagraphFont" style:family="text">
      <style:text-properties style:font-name="Courier New" style:font-name-asian="Courier New" style:font-name-complex="Courier New"/>
    </style:style>
    <style:style style:name="T66" style:parent-style-name="DefaultParagraphFont" style:family="text">
      <style:text-properties style:font-name="Courier New" style:font-name-asian="Courier New" style:font-name-complex="Courier New"/>
    </style:style>
    <style:style style:name="T67" style:parent-style-name="DefaultParagraphFont" style:family="text">
      <style:text-properties style:font-name="Courier New" style:font-name-asian="Courier New" style:font-name-complex="Courier New"/>
    </style:style>
    <style:style style:name="T68" style:parent-style-name="DefaultParagraphFont" style:family="text">
      <style:text-properties style:font-name="Courier New" style:font-name-asian="Courier New" style:font-name-complex="Courier New"/>
    </style:style>
    <style:style style:name="T69" style:parent-style-name="DefaultParagraphFont" style:family="text">
      <style:text-properties style:font-name="Courier New" style:font-name-asian="Courier New" style:font-name-complex="Courier New"/>
    </style:style>
    <style:style style:name="T70" style:parent-style-name="DefaultParagraphFont" style:family="text">
      <style:text-properties style:font-name="Courier New" style:font-name-asian="Courier New" style:font-name-complex="Courier New"/>
    </style:style>
    <style:style style:name="T71" style:parent-style-name="DefaultParagraphFont" style:family="text">
      <style:text-properties style:font-name="Courier New" style:font-name-asian="Courier New" style:font-name-complex="Courier New"/>
    </style:style>
    <style:style style:name="T72" style:parent-style-name="DefaultParagraphFont" style:family="text">
      <style:text-properties style:font-name="Courier New" style:font-name-asian="Courier New" style:font-name-complex="Courier New"/>
    </style:style>
    <style:style style:name="T73" style:parent-style-name="DefaultParagraphFont" style:family="text">
      <style:text-properties style:font-name="Courier New" style:font-name-asian="Courier New" style:font-name-complex="Courier New"/>
    </style:style>
    <style:style style:name="T74" style:parent-style-name="DefaultParagraphFont" style:family="text">
      <style:text-properties style:font-name="Courier New" style:font-name-asian="Courier New" style:font-name-complex="Courier New"/>
    </style:style>
    <style:style style:name="T75" style:parent-style-name="DefaultParagraphFont" style:family="text">
      <style:text-properties style:font-name="Courier New" style:font-name-asian="Courier New" style:font-name-complex="Courier New"/>
    </style:style>
    <style:style style:name="T76" style:parent-style-name="DefaultParagraphFont" style:family="text">
      <style:text-properties style:font-name="Courier New" style:font-name-asian="Courier New" style:font-name-complex="Courier New"/>
    </style:style>
    <style:style style:name="T77" style:parent-style-name="DefaultParagraphFont" style:family="text">
      <style:text-properties style:font-name="Courier New" style:font-name-asian="Courier New" style:font-name-complex="Courier New"/>
    </style:style>
    <style:style style:name="T78" style:parent-style-name="DefaultParagraphFont" style:family="text">
      <style:text-properties style:font-name="Courier New" style:font-name-asian="Courier New" style:font-name-complex="Courier New"/>
    </style:style>
    <style:style style:name="T79" style:parent-style-name="DefaultParagraphFont" style:family="text">
      <style:text-properties style:font-name="Courier New" style:font-name-asian="Courier New" style:font-name-complex="Courier New"/>
    </style:style>
    <style:style style:name="T80" style:parent-style-name="DefaultParagraphFont" style:family="text">
      <style:text-properties style:font-name="Courier New" style:font-name-asian="Courier New" style:font-name-complex="Courier New"/>
    </style:style>
    <style:style style:name="T81" style:parent-style-name="DefaultParagraphFont" style:family="text">
      <style:text-properties style:font-name="Courier New" style:font-name-asian="Courier New" style:font-name-complex="Courier New"/>
    </style:style>
    <style:style style:name="T82" style:parent-style-name="DefaultParagraphFont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><text:span text:style-name="T2">-- phpMyAdmin SQL Dump</text:span></text:p>
      <text:p text:style-name="Normal"><text:span text:style-name="T3">-- version 5.1.1</text:span></text:p>
      <text:p text:style-name="Normal"><text:span text:style-name="T4">-- https://www.phpmyadmin.net/</text:span></text:p>
      <text:p text:style-name="Normal"><text:span text:style-name="T5">--</text:span></text:p>
      <text:p text:style-name="Normal"><text:span text:style-name="T6">-- Host: 127.0.0.1</text:span></text:p>
      <text:p text:style-name="Normal"><text:span text:style-name="T7">-- Generation Time: Mar 17, 2022 at 01:35 PM</text:span></text:p>
      <text:p text:style-name="Normal"><text:span text:style-name="T8">-- Server version: 10.4.22-MariaDB</text:span></text:p>
      <text:p text:style-name="Normal"><text:span text:style-name="T9">-- PHP Version: 8.0.15</text:span></text:p>
      <text:p text:style-name="Normal"/>
      <text:p text:style-name="Normal"><text:span text:style-name="T10">SET SQL_MODE =<text:s/></text:span><text:span text:style-name="T11">"NO_AUTO_VALUE_ON_ZERO";</text:span></text:p>
      <text:p text:style-name="Normal"><text:span text:style-name="T12">START TRANSACTION;</text:span></text:p>
      <text:p text:style-name="Normal"><text:span text:style-name="T13">SET time_zone = "+00:00";</text:span></text:p>
      <text:p text:style-name="Normal"/>
      <text:p text:style-name="Normal"/>
      <text:p text:style-name="Normal"><text:span text:style-name="T14">/*!40101 SET @OLD_CHARACTER_SET_CLIENT=@@CHARACTER_SET_CLIENT */;</text:span></text:p>
      <text:p text:style-name="Normal"><text:span text:style-name="T15">/*!40101 SET @OLD_CHARACTER_SET_RESULTS=@@CHARACTER_SET_RESULTS */;</text:span></text:p>
      <text:p text:style-name="Normal"><text:span text:style-name="T16">/*!40101 SET @OLD_COLLATION_CONNECTION=@@COLLATION</text:span><text:span text:style-name="T17">_CONNECTION */;</text:span></text:p>
      <text:p text:style-name="Normal"><text:span text:style-name="T18">/*!40101 SET NAMES utf8mb4 */;</text:span></text:p>
      <text:p text:style-name="Normal"/>
      <text:p text:style-name="Normal"><text:span text:style-name="T19">--</text:span></text:p>
      <text:p text:style-name="Normal"><text:span text:style-name="T20">-- Database: `shopping cart for a bookstore`</text:span></text:p>
      <text:p text:style-name="Normal"><text:span text:style-name="T21">--</text:span></text:p>
      <text:p text:style-name="Normal"/>
      <text:p text:style-name="Normal"><text:span text:style-name="T22">-- --------------------------------------------------------</text:span></text:p>
      <text:p text:style-name="Normal"/>
      <text:p text:style-name="Normal"><text:span text:style-name="T23">--</text:span></text:p>
      <text:p text:style-name="Normal"><text:span text:style-name="T24">-- Table structure for table `books`</text:span></text:p>
      <text:p text:style-name="Normal"><text:span text:style-name="T25">--</text:span></text:p>
      <text:p text:style-name="Normal"/>
      <text:p text:style-name="Normal"><text:span text:style-name="T26">CREATE TABLE `books` (</text:span></text:p>
      <text:p text:style-name="Normal"><text:span text:style-name="T27"><text:s text:c="2"/>`Book_ Id` int(10) NOT<text:s/></text:span><text:span text:style-name="T28">NULL,</text:span></text:p>
      <text:p text:style-name="Normal"><text:span text:style-name="T29"><text:s text:c="2"/>`Book_ Name` varchar(500) NOT NULL,</text:span></text:p>
      <text:p text:style-name="Normal"><text:span text:style-name="T30"><text:s text:c="2"/>`Author` varchar(500) NOT NULL,</text:span></text:p>
      <text:p text:style-name="Normal"><text:span text:style-name="T31"><text:s text:c="2"/>`Price` int(20) NOT NULL</text:span></text:p>
      <text:p text:style-name="Normal"><text:span text:style-name="T32">) ENGINE=InnoDB DEFAULT CHARSET=utf8mb4;</text:span></text:p>
      <text:p text:style-name="Normal"/>
      <text:p text:style-name="Normal"><text:span text:style-name="T33">-- --------------------------------------------------------</text:span></text:p>
      <text:p text:style-name="Normal"/>
      <text:p text:style-name="Normal"><text:span text:style-name="T34">--</text:span></text:p>
      <text:p text:style-name="Normal"><text:span text:style-name="T35">-- Table structure for table `order_details`</text:span></text:p>
      <text:p text:style-name="Normal"><text:span text:style-name="T36">--</text:span></text:p>
      <text:p text:style-name="Normal"/>
      <text:p text:style-name="Normal"><text:span text:style-name="T37">CREATE TABLE `order_details` (</text:span></text:p>
      <text:p text:style-name="Normal"><text:span text:style-name="T38"><text:s text:c="2"/>`Order_Id,` int(10) NOT NULL,</text:span></text:p>
      <text:p text:style-name="Normal"><text:span text:style-name="T39"><text:s text:c="2"/>`Address` varchar(500) NOT NULL,</text:span></text:p>
      <text:p text:style-name="Normal"><text:span text:style-name="T40"><text:s text:c="2"/>`Phone_ <text:s/>No` int(20) NOT NULL,</text:span></text:p>
      <text:p text:style-name="Normal"><text:span text:style-name="T41"><text:s text:c="2"/>`Cust_ Name` varchar(500) NOT NULL,</text:span></text:p>
      <text:p text:style-name="Normal"><text:span text:style-name="T42"><text:s text:c="2"/>`Order _Date` int(50) NOT NULL,</text:span></text:p>
      <text:p text:style-name="Normal"><text:span text:style-name="T43"><text:s text:c="2"/>`Quantity` int(10) NOT NULL</text:span></text:p>
      <text:p text:style-name="Normal"><text:span text:style-name="T44">) ENGINE=InnoDB DEF</text:span><text:span text:style-name="T45">AULT CHARSET=utf8mb4;</text:span></text:p>
      <text:p text:style-name="Normal"/>
      <text:p text:style-name="Normal"><text:span text:style-name="T46">-- --------------------------------------------------------</text:span></text:p>
      <text:p text:style-name="Normal"/>
      <text:p text:style-name="Normal"><text:span text:style-name="T47">--</text:span></text:p>
      <text:p text:style-name="Normal"><text:span text:style-name="T48">-- Table structure for table `users`</text:span></text:p>
      <text:soft-page-break/>
      <text:p text:style-name="Normal"><text:span text:style-name="T49">--</text:span></text:p>
      <text:p text:style-name="Normal"/>
      <text:p text:style-name="Normal"><text:span text:style-name="T50">CREATE TABLE `users` (</text:span></text:p>
      <text:p text:style-name="Normal"><text:span text:style-name="T51"><text:s text:c="2"/>`first_name` varchar(50) NOT NULL,</text:span></text:p>
      <text:p text:style-name="Normal"><text:span text:style-name="T52"><text:s text:c="2"/>`address` varchar(100) NOT NULL,</text:span></text:p>
      <text:p text:style-name="Normal"><text:span text:style-name="T53"><text:s text:c="2"/>`email`<text:s/></text:span><text:span text:style-name="T54">varchar(100) NOT NULL,</text:span></text:p>
      <text:p text:style-name="Normal"><text:span text:style-name="T55"><text:s text:c="2"/>`uname` int(200) NOT NULL,</text:span></text:p>
      <text:p text:style-name="Normal"><text:span text:style-name="T56"><text:s text:c="2"/>`password` varchar(200) NOT NULL,</text:span></text:p>
      <text:p text:style-name="Normal"><text:span text:style-name="T57"><text:s text:c="2"/>`regdate` int(50) NOT NULL</text:span></text:p>
      <text:p text:style-name="Normal"><text:span text:style-name="T58">) ENGINE=InnoDB DEFAULT CHARSET=utf8mb4;</text:span></text:p>
      <text:p text:style-name="Normal"/>
      <text:p text:style-name="Normal"><text:span text:style-name="T59">--</text:span></text:p>
      <text:p text:style-name="Normal"><text:span text:style-name="T60">-- Indexes for dumped tables</text:span></text:p>
      <text:p text:style-name="Normal"><text:span text:style-name="T61">--</text:span></text:p>
      <text:p text:style-name="Normal"/>
      <text:p text:style-name="Normal"><text:span text:style-name="T62">--</text:span></text:p>
      <text:p text:style-name="Normal"><text:span text:style-name="T63">-- Indexes for table `books`</text:span></text:p>
      <text:p text:style-name="Normal"><text:span text:style-name="T64">--</text:span></text:p>
      <text:p text:style-name="Normal"><text:span text:style-name="T65">ALTER TABLE `books`</text:span></text:p>
      <text:p text:style-name="Normal"><text:span text:style-name="T66"><text:s text:c="2"/>ADD<text:s/></text:span><text:span text:style-name="T67">PRIMARY KEY (`Book_ Id`),</text:span></text:p>
      <text:p text:style-name="Normal"><text:span text:style-name="T68"><text:s text:c="2"/>ADD KEY `Book_ Id` (`Book_ Id`),</text:span></text:p>
      <text:p text:style-name="Normal"><text:span text:style-name="T69"><text:s text:c="2"/>ADD KEY `Book_ Id_2` (`Book_ Id`),</text:span></text:p>
      <text:p text:style-name="Normal"><text:span text:style-name="T70"><text:s text:c="2"/>ADD KEY `Book_ Id_3` (`Book_ Id`);</text:span></text:p>
      <text:p text:style-name="Normal"/>
      <text:p text:style-name="Normal"><text:span text:style-name="T71">--</text:span></text:p>
      <text:p text:style-name="Normal"><text:span text:style-name="T72">-- Indexes for table `order_details`</text:span></text:p>
      <text:p text:style-name="Normal"><text:span text:style-name="T73">--</text:span></text:p>
      <text:p text:style-name="Normal"><text:span text:style-name="T74">ALTER TABLE `order_details`</text:span></text:p>
      <text:p text:style-name="Normal"><text:span text:style-name="T75"><text:s text:c="2"/>ADD PRIMARY KEY (`Order_Id,`),</text:span></text:p>
      <text:p text:style-name="Normal"><text:span text:style-name="T76"><text:s text:c="2"/>ADD KEY `Order</text:span><text:span text:style-name="T77">_Id,` (`Order_Id,`);</text:span></text:p>
      <text:p text:style-name="Normal"><text:span text:style-name="T78">COMMIT;</text:span></text:p>
      <text:p text:style-name="Normal"/>
      <text:p text:style-name="Normal"><text:span text:style-name="T79">/*!40101 SET CHARACTER_SET_CLIENT=@OLD_CHARACTER_SET_CLIENT */;</text:span></text:p>
      <text:p text:style-name="Normal"><text:span text:style-name="T80">/*!40101 SET CHARACTER_SET_RESULTS=@OLD_CHARACTER_SET_RESULTS */;</text:span></text:p>
      <text:p text:style-name="Normal"><text:span text:style-name="T81">/*!40101 SET<text:s/></text:span><text:span text:style-name="T82">COLLATION_CONNECTION=@OLD_COLLATION_CONNECTION */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nesh Kumar</dc:creator>
    <meta:creation-date>2022-03-19T10:01:00Z</meta:creation-date>
    <dc:date>2022-03-19T10:02:00Z</dc:date>
    <meta:template xlink:href="Normal" xlink:type="simple"/>
    <meta:editing-cycles>2</meta:editing-cycles>
    <meta:editing-duration>PT60S</meta:editing-duration>
    <meta:document-statistic meta:page-count="3" meta:paragraph-count="4" meta:word-count="332" meta:character-count="2225" meta:row-count="15" meta:non-whitespace-character-count="1897"/>
  </office:meta>
</office:document-meta>
</file>